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style:text-position="33% 80%" fo:font-style="italic"/>
    </style:style>
    <style:style style:name="T4" style:family="text">
      <style:text-properties style:text-position="-33% 80%"/>
    </style:style>
    <style:style style:name="T5" style:family="text">
      <style:text-properties style:text-position="-33% 80%" fo:font-style="italic"/>
    </style:style>
    <style:style style:name="T6" style:family="text">
      <style:text-properties style:text-position="-33% 80%" fo:font-weight="bold"/>
    </style:style>
    <style:style style:name="T7" style:family="text">
      <style:text-properties fo:font-weight="bold"/>
    </style:style>
    <style:style style:name="T8" style:family="text">
      <style:text-properties officeooo:rsid="000c6b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hapterNoTO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Part" style:family="paragraph" style:parent-style-name="Standard" style:master-page-name="">
      <style:paragraph-properties fo:margin-top="25.4mm" fo:margin-bottom="25.4mm" loext:contextual-spacing="false" fo:text-align="center" style:justify-single-word="false" fo:keep-together="always" style:page-number="auto" fo:break-before="page" fo:keep-with-next="auto"/>
      <style:text-properties fo:font-size="20pt"/>
    </style:style>
    <style:style style:name="Book" style:family="paragraph" style:parent-style-name="Standard" style:master-page-name="">
      <style:paragraph-properties fo:margin-top="25.4mm" fo:margin-bottom="25.4mm" loext:contextual-spacing="false" fo:text-align="center" style:justify-single-word="false" fo:keep-together="always" style:page-number="auto" fo:break-before="page"/>
      <style:text-properties fo:font-size="18pt"/>
    </style:style>
    <style:style style:name="Chapter" style:family="paragraph" style:parent-style-name="Standard" style:master-page-name="">
      <style:paragraph-properties fo:margin-top="25.4mm" fo:margin-bottom="12.7mm" loext:contextual-spacing="false" fo:text-align="center" style:justify-single-word="false" fo:keep-together="always" style:page-number="auto" fo:break-before="page" fo:keep-with-next="always"/>
      <style:text-properties fo:font-size="16pt"/>
    </style:style>
    <style:style style:name="Head1" style:family="paragraph" style:parent-style-name="Standard" style:master-page-name="">
      <style:paragraph-properties fo:margin-top="25.4mm" fo:margin-bottom="12.7mm" loext:contextual-spacing="false" fo:keep-together="always" style:page-number="auto" fo:keep-with-next="always"/>
      <style:text-properties fo:font-size="16pt"/>
    </style:style>
    <style:style style:name="Head2" style:family="paragraph" style:parent-style-name="Standard" style:master-page-name="">
      <style:paragraph-properties fo:margin-top="25.4mm" fo:margin-bottom="0mm" loext:contextual-spacing="false" fo:keep-together="always" style:page-number="auto" fo:keep-with-next="always"/>
      <style:text-properties fo:font-size="14pt"/>
    </style:style>
    <style:style style:name="Head3" style:family="paragraph" style:parent-style-name="Standard" style:master-page-name="">
      <style:paragraph-properties fo:margin-top="12.7mm" fo:margin-bottom="0mm" loext:contextual-spacing="false" fo:keep-together="always" style:page-number="auto" fo:keep-with-next="always"/>
      <style:text-properties fo:font-style="italic"/>
    </style:style>
    <style:style style:name="ParaIndent" style:family="paragraph" style:parent-style-name="Standard" style:auto-update="true" style:master-page-name="">
      <style:paragraph-properties fo:margin-left="0mm" fo:margin-right="0mm" fo:margin-top="0mm" fo:margin-bottom="0mm" loext:contextual-spacing="false" fo:text-align="justify" style:justify-single-word="false" fo:orphans="2" fo:widows="2" fo:text-indent="7.62mm" style:auto-text-indent="false" style:page-number="auto"/>
    </style:style>
    <style:style style:name="ParaBlankOver" style:family="paragraph" style:parent-style-name="Standard" style:master-page-name="">
      <style:paragraph-properties fo:margin-top="7.62mm" fo:margin-bottom="0mm" loext:contextual-spacing="false" fo:text-align="justify" style:justify-single-word="false" fo:orphans="2" fo:widows="2" style:page-number="auto"/>
    </style:style>
    <style:style style:name="QuoteBlankOver" style:family="paragraph" style:parent-style-name="Standard" style:master-page-name="">
      <style:paragraph-properties fo:margin-left="25.4mm" fo:margin-right="25.4mm" fo:margin-top="7.62mm" fo:margin-bottom="0mm" loext:contextual-spacing="false" fo:text-align="justify" style:justify-single-word="false" fo:orphans="2" fo:widows="2" fo:text-indent="0mm" style:auto-text-indent="false" style:page-number="auto"/>
      <style:text-properties fo:font-size="10.5pt"/>
    </style:style>
    <style:style style:name="QuoteIndent" style:family="paragraph" style:parent-style-name="Standard" style:master-page-name="">
      <style:paragraph-properties fo:margin-left="25.4mm" fo:margin-right="25.4mm" fo:margin-top="0mm" fo:margin-bottom="0mm" loext:contextual-spacing="false" fo:text-align="justify" style:justify-single-word="false" fo:orphans="2" fo:widows="2" fo:text-indent="7.62mm" style:auto-text-indent="false" style:page-number="auto"/>
      <style:text-properties fo:font-size="10.5pt"/>
    </style:style>
    <style:style style:name="ParaNoIndent" style:family="paragraph" style:parent-style-name="Standard" style:master-page-name="">
      <style:paragraph-properties fo:text-align="justify" style:justify-single-word="false" fo:orphans="2" fo:widows="2" style:page-number="auto"/>
    </style:style>
    <style:style style:name="QuoteNoIndent" style:family="paragraph" style:parent-style-name="Standard" style:master-page-name="">
      <style:paragraph-properties fo:margin-left="25.4mm" fo:margin-right="25.4mm" fo:margin-top="0mm" fo:margin-bottom="0mm" loext:contextual-spacing="false" fo:text-align="justify" style:justify-single-word="false" fo:orphans="2" fo:widows="2" fo:text-indent="0mm" style:auto-text-indent="false" style:page-number="auto"/>
      <style:text-properties fo:font-size="10.5pt"/>
    </style:style>
    <style:style style:name="PartNoTOC" style:family="paragraph" style:parent-style-name="Part"/>
    <style:style style:name="ChapterNoTOC" style:family="paragraph" style:parent-style-name="Chapter"/>
    <style:style style:name="BookNoTOC" style:family="paragraph" style:parent-style-name="Book"/>
    <style:style style:name="ParaPreBlankOver" style:family="paragraph" style:parent-style-name="Standard" style:master-page-name="">
      <style:paragraph-properties fo:margin-top="7.62mm" fo:margin-bottom="0mm" loext:contextual-spacing="false" fo:text-align="justify" style:justify-single-word="false" fo:orphans="2" fo:widows="2" style:page-number="auto"/>
      <style:text-properties style:font-name="Nimbus Mono L" fo:font-family="'Nimbus Mono L'" style:font-style-name="Regular" style:font-family-generic="modern" style:font-pitch="fixed"/>
    </style:style>
    <style:style style:name="ParaPreNoIndent" style:family="paragraph" style:parent-style-name="ParaPreBlankOver" style:master-page-name="">
      <style:paragraph-properties fo:margin-top="0mm" fo:margin-bottom="0mm" loext:contextual-spacing="false" style:page-number="auto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margin-top="0mm" fo:margin-bottom="0mm" loext:contextual-spacing="false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margin-top="0mm" fo:margin-bottom="0mm" loext:contextual-spacing="false" fo:text-indent="0m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AR PL UKai CN" style:font-family-asian="'AR PL UKai CN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icture" style:family="paragraph">
      <style:paragraph-properties fo:margin-top="10mm" fo:margin-bottom="10mm" loext:contextual-spacing="false"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Start" style:family="paragraph"/>
    <style:style style:name="TableCell" style:family="paragraph"/>
    <style:style style:name="TableRow" style:family="paragraph"/>
    <style:style style:name="TableEnd" style:family="paragraph"/>
    <style:style style:name="ListStart" style:family="paragraph" style:list-style-name="List_20_1">
      <style:paragraph-properties fo:margin-top="10mm" fo:margin-bottom="0mm" loext:contextual-spacing="false"/>
    </style:style>
    <style:style style:name="ListItem" style:family="paragraph" style:list-style-name="List_20_1"/>
    <style:style style:name="ListEnd" style:family="paragraph" style:list-style-name="List_20_1">
      <style:paragraph-properties fo:margin-top="0mm" fo:margin-bottom="0mm" loext:contextual-spacing="false"/>
    </style:style>
    <style:style style:name="HangingIndent" style:family="paragraph">
      <style:paragraph-properties fo:margin-left="10mm" fo:margin-right="0mm" fo:text-indent="-10mm" style:auto-text-indent="false">
        <style:tab-stops/>
      </style:paragraph-properties>
    </style:style>
    <style:style style:name="HangingBlankOver" style:family="paragraph">
      <style:paragraph-properties fo:margin-left="10mm" fo:margin-right="0mm" fo:margin-top="10mm" fo:margin-bottom="0mm" loext:contextual-spacing="false" fo:text-indent="-10mm" style:auto-text-indent="false">
        <style:tab-stops/>
      </style:paragraph-properties>
    </style:style>
    <style:style style:name="OrderListStart" style:family="paragraph" style:list-style-name="Numbering_20_1">
      <style:paragraph-properties fo:margin-top="10mm" fo:margin-bottom="0mm" loext:contextual-spacing="false"/>
    </style:style>
    <style:style style:name="OrderListItem" style:family="paragraph" style:list-style-name="Numbering_20_1"/>
    <style:style style:name="OrderListEnd" style:family="paragraph" style:list-style-name="Numbering_20_1"/>
    <style:style style:name="ParaVignet" style:family="paragraph" style:next-style-name="ParaIndent" style:master-page-name="">
      <style:paragraph-properties fo:margin-top="10mm" fo:margin-bottom="0mm" loext:contextual-spacing="false" fo:text-align="justify" style:justify-single-word="false" style:page-number="auto">
        <style:drop-cap style:lines="2"/>
      </style:paragraph-properties>
    </style:style>
    <style:style style:name="BoxStart" style:family="paragraph">
      <style:paragraph-properties fo:margin-left="0mm" fo:margin-right="0mm" fo:margin-top="10mm" fo:margin-bottom="0mm" loext:contextual-spacing="true" fo:text-indent="0mm" style:auto-text-indent="false" fo:padding="0.49mm" fo:border="0.06pt solid #000000" style:shadow="none"/>
    </style:style>
    <style:style style:name="BoxHead" style:family="paragraph" style:parent-style-name="BoxStart">
      <style:paragraph-properties fo:margin-top="0mm" fo:margin-bottom="0mm" loext:contextual-spacing="true"/>
    </style:style>
    <style:style style:name="BoxEnd" style:family="paragraph" style:parent-style-name="BoxHead">
      <style:paragraph-properties fo:margin-top="0mm" fo:margin-bottom="10mm" loext:contextual-spacing="true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02:09:27</meta:creation-date>
    <meta:editing-duration>P0D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